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25-02-26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24-02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23-0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22-02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20-02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9-02-2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8-02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7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6-03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5-02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3-02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8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2410</text:p>
          </table:table-cell>
          <table:table-cell office:value-type="string" calcext:value-type="string">
            <text:p>Spraberry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